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1c23c" officeooo:paragraph-rsid="0001c2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ti.com/lit/df/tidruz8/tidruz8.pdf?ts=1665571818252&amp;ref_url=https%253A%252F%252Fwww.google.com%252F" text:style-name="Internet_20_link" text:visited-style-name="Visited_20_Internet_20_Link">https://www.ti.com/lit/df/tidruz8/tidruz8.pdf?ts=1665571818252&amp;ref_url=https%253A%252F%252Fwww.google.com%252F</text:a></text:p>
      <text:p text:style-name="Standard"/>
      <text:p text:style-name="Standard"><text:a xlink:type="simple" xlink:href="https://www.google.com/search?q=TI+TIDA-01571&amp;client=firefox-b-e&amp;sxsrf=ALiCzsaGdW4ZrZ_9klyUGLBDnmJo0M4KMQ:1665571808362&amp;source=lnms&amp;tbm=isch&amp;sa=X&amp;ved=2ahUKEwjtwPC_wtr6AhVgQfEDHQz1C3gQ_AUoAXoECAEQAw&amp;biw=1914&amp;bih=950&amp;dpr=1#imgrc=I6cO7-5H9Hk2dM" text:style-name="Internet_20_link" text:visited-style-name="Visited_20_Internet_20_Link">https://www.google.com/search?q=TI+TIDA-01571&amp;client=firefox-b-e&amp;sxsrf=ALiCzsaGdW4ZrZ_9klyUGLBDnmJo0M4KMQ:1665571808362&amp;source=lnms&amp;tbm=isch&amp;sa=X&amp;ved=2ahUKEwjtwPC_wtr6AhVgQfEDHQz1C3gQ_AUoAXoECAEQAw&amp;biw=1914&amp;bih=950&amp;dpr=1#imgrc=I6cO7-5H9Hk2dM</text:a></text:p>
      <text:p text:style-name="Standard"/>
      <text:p text:style-name="Standard"><text:a xlink:type="simple" xlink:href="https://www.electronicsdatasheets.com/manufacturers/texas-instruments/reference-designs/TIDA-01571" text:style-name="Internet_20_link" text:visited-style-name="Visited_20_Internet_20_Link">https://www.electronicsdatasheets.com/manufacturers/texas-instruments/reference-designs/TIDA-01571</text:a></text:p>
      <text:p text:style-name="Standard"/>
      <text:p text:style-name="Standard"><text:a xlink:type="simple" xlink:href="https://www.google.com/search?q=texas+instruments+mini+projector&amp;client=firefox-b-e&amp;hl=en&amp;sxsrf=ALiCzsZRx9rGtnueGDisjcWMCf3xFc0y_g:1665571321221&amp;source=lnms&amp;tbm=isch&amp;sa=X&amp;ved=2ahUKEwj258vXwNr6AhU6X_EDHWVZB_kQ_AUoAXoECAIQAw&amp;biw=1914&amp;bih=950&amp;dpr=1#imgrc=KyEf_mMSGjVM-M&amp;imgdii=8lAJiWNl4Sd4mM" text:style-name="Internet_20_link" text:visited-style-name="Visited_20_Internet_20_Link">https://www.google.com/search?q=texas+instruments+mini+projector&amp;client=firefox-b-e&amp;hl=en&amp;sxsrf=ALiCzsZRx9rGtnueGDisjcWMCf3xFc0y_g:1665571321221&amp;source=lnms&amp;tbm=isch&amp;sa=X&amp;ved=2ahUKEwj258vXwNr6AhU6X_EDHWVZB_kQ_AUoAXoECAIQAw&amp;biw=1914&amp;bih=950&amp;dpr=1#imgrc=KyEf_mMSGjVM-M&amp;imgdii=8lAJiWNl4Sd4mM</text:a></text:p>
      <text:p text:style-name="Standard"/>
      <text:p text:style-name="Standard"><text:a xlink:type="simple" xlink:href="https://www.ricoh.com/-/media/Ricoh/Sites/com/release/2018/pdf/1107_1.pdf?rev=0edb0a42c0da4919a3ff40353ef8f420" text:style-name="Internet_20_link" text:visited-style-name="Visited_20_Internet_20_Link">https://www.ricoh.com/-/media/Ricoh/Sites/com/release/2018/pdf/1107_1.pdf?rev=0edb0a42c0da4919a3ff40353ef8f420</text:a></text:p>
      <text:p text:style-name="Standard"/>
      <text:p text:style-name="Standard"><text:a xlink:type="simple" xlink:href="https://www.ricoh.com/release/2018/1107_1" text:style-name="Internet_20_link" text:visited-style-name="Visited_20_Internet_20_Link">https://www.ricoh.com/release/2018/1107_1</text:a></text:p>
      <text:p text:style-name="Standard"/>
      <text:p text:style-name="Standard"><text:a xlink:type="simple" xlink:href="https://www.laserfocusworld.com/optics/article/14199007/designing-and-analyzing-automotive-headup-displays" text:style-name="Internet_20_link" text:visited-style-name="Visited_20_Internet_20_Link">https://www.laserfocusworld.com/optics/article/14199007/designing-and-analyzing-automotive-headup-displays</text:a></text:p>
      <text:p text:style-name="Standard"/>
      <text:p text:style-name="Standard"><text:a xlink:type="simple" xlink:href="https://opg.optica.org/oe/fulltext.cfm?uri=oe-28-20-29788&amp;id=439841" text:style-name="Internet_20_link" text:visited-style-name="Visited_20_Internet_20_Link">https://opg.optica.org/oe/fulltext.cfm?uri=oe-28-20-29788&amp;id=439841</text:a></text:p>
      <text:p text:style-name="Standard"/>
      <text:p text:style-name="Standard"><text:a xlink:type="simple" xlink:href="https://www.google.com/search?q=smallest+servo+motor&amp;source=lmns&amp;bih=950&amp;biw=1914&amp;client=firefox-b-e&amp;hl=en&amp;sa=X&amp;ved=2ahUKEwjE7vLQrdj6AhXJyKQKHcN9ByUQ_AUoAHoECAEQAA" text:style-name="Internet_20_link" text:visited-style-name="Visited_20_Internet_20_Link">https://www.google.com/search?q=smallest+servo+motor&amp;source=lmns&amp;bih=950&amp;biw=1914&amp;client=firefox-b-e&amp;hl=en&amp;sa=X&amp;ved=2ahUKEwjE7vLQrdj6AhXJyKQKHcN9ByUQ_AUoAHoECAEQAA</text:a></text:p>
      <text:p text:style-name="Standard"/>
      <text:p text:style-name="Standard"><text:a xlink:type="simple" xlink:href="https://www.google.com/search?q=sparkfun+transparent+oled&amp;tbm=isch&amp;ved=2ahUKEwj2qfuHrdj6AhUsIMUKHa2nBYsQ2-cCegQIABAA&amp;oq=sparkfun+trans&amp;gs_lcp=CgNpbWcQARgAMgUIABCABDIFCAAQgAQyBwgAEIAEEBgyBwgAEIAEEBgyBwgAEIAEEBgyBwgAEIAEEBgyBwgAEIAEEBgyBwgAEIAEEBgyBwgAEIAEEBg6BAgjECc6BAgAEEM6BggAEAgQHlDZDVixLmC4OWgDcAB4AIAB0QOIAZ8UkgEKMC4xNC4xLjAuMZgBAKABAaoBC2d3cy13aXotaW1nwAEB&amp;sclient=img&amp;ei=9nhFY_bWHKzAlAatz5bYCA&amp;bih=950&amp;biw=1914&amp;client=firefox-b-e" text:style-name="Internet_20_link" text:visited-style-name="Visited_20_Internet_20_Link">https://www.google.com/search?q=sparkfun+transparent+oled&amp;tbm=isch&amp;ved=2ahUKEwj2qfuHrdj6AhUsIMUKHa2nBYsQ2-cCegQIABAA&amp;oq=sparkfun+trans&amp;gs_lcp=CgNpbWcQARgAMgUIABCABDIFCAAQgAQyBwgAEIAEEBgyBwgAEIAEEBgyBwgAEIAEEBgyBwgAEIAEEBgyBwgAEIAEEBgyBwgAEIAEEBgyBwgAEIAEEBg6BAgjECc6BAgAEEM6BggAEAgQHlDZDVixLmC4OWgDcAB4AIAB0QOIAZ8UkgEKMC4xNC4xLjAuMZgBAKABAaoBC2d3cy13aXotaW1nwAEB&amp;sclient=img&amp;ei=9nhFY_bWHKzAlAatz5bYCA&amp;bih=950&amp;biw=1914&amp;client=firefox-b-e</text:a></text:p>
      <text:p text:style-name="Standard"/>
      <text:p text:style-name="Standard"><text:a xlink:type="simple" xlink:href="https://create.arduino.cc/projecthub/frankzhao/iot4car-1b07f1" text:style-name="Internet_20_link" text:visited-style-name="Visited_20_Internet_20_Link">https://create.arduino.cc/projecthub/frankzhao/iot4car-1b07f1</text:a></text:p>
      <text:p text:style-name="Standard"/>
      <text:p text:style-name="Standard"><text:a xlink:type="simple" xlink:href="https://blog.freematics.com/2012/ultimate-gps-obd-data-logger-displayer/" text:style-name="Internet_20_link" text:visited-style-name="Visited_20_Internet_20_Link">https://blog.freematics.com/2012/ultimate-gps-obd-data-logger-displayer/</text:a></text:p>
      <text:p text:style-name="Standard"/>
      <text:p text:style-name="Standard"><text:a xlink:type="simple" xlink:href="https://www.instructables.com/Hack-an-ELM327-Cable-to-make-an-Arduino-OBD2-Scann/" text:style-name="Internet_20_link" text:visited-style-name="Visited_20_Internet_20_Link">https://www.instructables.com/Hack-an-ELM327-Cable-to-make-an-Arduino-OBD2-Scann/</text:a></text:p>
      <text:p text:style-name="Standard"/>
      <text:p text:style-name="Standard"><text:a xlink:type="simple" xlink:href="https://www.google.com/search?q=obd+connector+arduino+nano&amp;client=firefox-b-e&amp;hl=en&amp;sxsrf=ALiCzsYo6VwKQCmXcCfmuELChjFwUIAJfg:1665496614256&amp;source=lnms&amp;tbm=isch&amp;sa=X&amp;ved=2ahUKEwjOxcSwqtj6AhWYSvEDHSm6A0MQ_AUoAXoECAEQAw&amp;biw=1914&amp;bih=950&amp;dpr=1" text:style-name="Internet_20_link" text:visited-style-name="Visited_20_Internet_20_Link">https://www.google.com/search?q=obd+connector+arduino+nano&amp;client=firefox-b-e&amp;hl=en&amp;sxsrf=ALiCzsYo6VwKQCmXcCfmuELChjFwUIAJfg:1665496614256&amp;source=lnms&amp;tbm=isch&amp;sa=X&amp;ved=2ahUKEwjOxcSwqtj6AhWYSvEDHSm6A0MQ_AUoAXoECAEQAw&amp;biw=1914&amp;bih=950&amp;dpr=1</text:a></text:p>
      <text:p text:style-name="Standard"/>
      <text:p text:style-name="Standard"><text:a xlink:type="simple" xlink:href="http://arduino.fisch.lu/index.php?menu=58&amp;page=&amp;portal=9" text:style-name="Internet_20_link" text:visited-style-name="Visited_20_Internet_20_Link">http://arduino.fisch.lu/index.php?menu=58&amp;page=&amp;portal=9</text:a></text:p>
      <text:p text:style-name="Standard"/>
      <text:p text:style-name="Standard"><text:soft-page-break/><text:a xlink:type="simple" xlink:href="https://www.google.com/search?q=how+to+get+car+speed+for+arduino&amp;client=firefox-b-e&amp;tbm=isch&amp;sxsrf=ALiCzsbxqYmVSWWJci1nFmrXJmzv4hteZA:1665495350648&amp;source=lnms&amp;sa=X&amp;ved=2ahUKEwjAk4DWpdj6AhVYR_EDHVPYAcEQ_AUoAnoECAoQBA&amp;biw=1914&amp;bih=950&amp;dpr=1#imgrc=zplEOBqbZjb3DM&amp;imgdii=YezLADfWZd755M" text:style-name="Internet_20_link" text:visited-style-name="Visited_20_Internet_20_Link">https://www.google.com/search?q=how+to+get+car+speed+for+arduino&amp;client=firefox-b-e&amp;tbm=isch&amp;sxsrf=ALiCzsbxqYmVSWWJci1nFmrXJmzv4hteZA:1665495350648&amp;source=lnms&amp;sa=X&amp;ved=2ahUKEwjAk4DWpdj6AhVYR_EDHVPYAcEQ_AUoAnoECAoQBA&amp;biw=1914&amp;bih=950&amp;dpr=1#imgrc=zplEOBqbZjb3DM&amp;imgdii=YezLADfWZd755M</text:a></text:p>
      <text:p text:style-name="Standard"/>
      <text:p text:style-name="Standard"><text:a xlink:type="simple" xlink:href="https://www.google.com/search?q=kivic+hud&amp;source=lmns&amp;bih=950&amp;biw=1914&amp;client=firefox-b-e&amp;hl=en&amp;sa=X&amp;ved=2ahUKEwi6sqb5otj6AhWcwgIHHQ8sBDQQ_AUoAHoECAEQAA" text:style-name="Internet_20_link" text:visited-style-name="Visited_20_Internet_20_Link">https://www.google.com/search?q=kivic+hud&amp;source=lmns&amp;bih=950&amp;biw=1914&amp;client=firefox-b-e&amp;hl=en&amp;sa=X&amp;ved=2ahUKEwi6sqb5otj6AhWcwgIHHQ8sBDQQ_AUoAHoECAEQAA</text:a></text:p>
      <text:p text:style-name="Standard"/>
      <text:p text:style-name="Standard"><text:a xlink:type="simple" xlink:href="https://www.youtube.com/watch?v=w7oioEkGW04" text:style-name="Internet_20_link" text:visited-style-name="Visited_20_Internet_20_Link">https://www.youtube.com/watch?v=w7oioEkGW04</text:a></text:p>
      <text:p text:style-name="Standard"/>
      <text:p text:style-name="Standard"><text:a xlink:type="simple" xlink:href="https://andydoz.blogspot.com/2022/03/garmin-hud-esp-32-stand-alone-module.html" text:style-name="Internet_20_link" text:visited-style-name="Visited_20_Internet_20_Link">https://andydoz.blogspot.com/2022/03/garmin-hud-esp-32-stand-alone-module.html</text:a></text:p>
      <text:p text:style-name="Standard"/>
      <text:p text:style-name="Standard"><text:a xlink:type="simple" xlink:href="https://www.instructables.com/Smart-Motorcycle-HUD-Prototype-turn-by-turn-Naviga/" text:style-name="Internet_20_link" text:visited-style-name="Visited_20_Internet_20_Link">https://www.instructables.com/Smart-Motorcycle-HUD-Prototype-turn-by-turn-Naviga/</text:a></text:p>
      <text:p text:style-name="Standard"/>
      <text:p text:style-name="Standard"><text:a xlink:type="simple" xlink:href="https://randomnerdtutorials.com/esp32-ssd1306-oled-display-arduino-ide/" text:style-name="Internet_20_link" text:visited-style-name="Visited_20_Internet_20_Link">https://randomnerdtutorials.com/esp32-ssd1306-oled-display-arduino-ide/</text:a></text:p>
      <text:p text:style-name="Standard"/>
      <text:p text:style-name="Standard"><text:a xlink:type="simple" xlink:href="https://www.google.com/search?q=how+does+heads+up+display+work+esp32&amp;client=firefox-b-e&amp;hl=en&amp;sxsrf=ALiCzsYN62J51Dig2v7poJ2VVbcbnZBkTg:1665494722425&amp;source=lnms&amp;tbm=isch&amp;sa=X&amp;ved=2ahUKEwiKrbiqo9j6AhUZQ_EDHfFLAKEQ_AUoAnoECAEQBA&amp;biw=1914&amp;bih=950&amp;dpr=1#imgrc=Z8YbRWVrgtaaPM" text:style-name="Internet_20_link" text:visited-style-name="Visited_20_Internet_20_Link">https://www.google.com/search?q=how+does+heads+up+display+work+esp32&amp;client=firefox-b-e&amp;hl=en&amp;sxsrf=ALiCzsYN62J51Dig2v7poJ2VVbcbnZBkTg:1665494722425&amp;source=lnms&amp;tbm=isch&amp;sa=X&amp;ved=2ahUKEwiKrbiqo9j6AhUZQ_EDHfFLAKEQ_AUoAnoECAEQBA&amp;biw=1914&amp;bih=950&amp;dpr=1#imgrc=Z8YbRWVrgtaaPM</text:a></text:p>
      <text:p text:style-name="Standard"/>
      <text:p text:style-name="Standard"><text:a xlink:type="simple" xlink:href="https://www.hackster.io/john-bradnam/car-windscreen-hud-e10cbd" text:style-name="Internet_20_link" text:visited-style-name="Visited_20_Internet_20_Link">https://www.hackster.io/john-bradnam/car-windscreen-hud-e10cbd</text:a></text:p>
      <text:p text:style-name="Standard"/>
      <text:p text:style-name="Standard"><text:a xlink:type="simple" xlink:href="https://www.hackster.io/john-bradnam/car-windscreen-hud-e10cbd" text:style-name="Internet_20_link" text:visited-style-name="Visited_20_Internet_20_Link">https://www.hackster.io/john-bradnam/car-windscreen-hud-e10cbd</text:a></text:p>
      <text:p text:style-name="Standard"/>
      <text:p text:style-name="Standard"><text:a xlink:type="simple" xlink:href="https://www.hackster.io/marcozonca/car-hud-windscreen-display-for-speed-compass-alt-2d7f36" text:style-name="Internet_20_link" text:visited-style-name="Visited_20_Internet_20_Link">https://www.hackster.io/marcozonca/car-hud-windscreen-display-for-speed-compass-alt-2d7f36</text:a></text:p>
      <text:p text:style-name="Standard"/>
      <text:p text:style-name="Standard"><text:a xlink:type="simple" xlink:href="https://www.hackster.io/search?i=projects&amp;q=car%20HUD" text:style-name="Internet_20_link" text:visited-style-name="Visited_20_Internet_20_Link">https://www.hackster.io/search?i=projects&amp;q=car%20HUD</text:a></text:p>
      <text:p text:style-name="Standard"/>
      <text:p text:style-name="Standard"><text:a xlink:type="simple" xlink:href="https://www.diva-portal.org/smash/get/diva2:1590343/FULLTEXT01.pdf" text:style-name="Internet_20_link" text:visited-style-name="Visited_20_Internet_20_Link">https://www.diva-portal.org/smash/get/diva2:1590343/FULLTEXT01.pdf</text:a></text:p>
      <text:p text:style-name="Standard"/>
      <text:p text:style-name="Standard"><text:a xlink:type="simple" xlink:href="https://www.google.com/search?q=microcontroller+car+heads+up+display&amp;client=firefox-b-e&amp;hl=en&amp;sxsrf=ALiCzsYixFSAZ9RHXoXrWpNm2kx_IGy9pQ:1658402702131&amp;ei=jjfZYrbPB4-Axc8Pi9OC6AU&amp;start=10&amp;sa=N&amp;ved=2ahUKEwi2ztG_74n5AhUPQPEDHYupAF0Q8NMDegQIARBI&amp;biw=1920&amp;bih=950&amp;dpr=1" text:style-name="Internet_20_link" text:visited-style-name="Visited_20_Internet_20_Link">https://www.google.com/search?q=microcontroller+car+heads+up+display&amp;client=firefox-b-e&amp;hl=en&amp;sxsrf=ALiCzsYixFSAZ9RHXoXrWpNm2kx_IGy9pQ:1658402702131&amp;ei=jjfZYrbPB4-Axc8Pi9OC6AU&amp;start=10&amp;sa=N&amp;ved=2ahUKEwi2ztG_74n5AhUPQPEDHYupAF0Q8NMDegQIARBI&amp;biw=1920&amp;bih=950&amp;dpr=1</text:a></text:p>
      <text:p text:style-name="Standard"/>
      <text:p text:style-name="Standard"><text:a xlink:type="simple" xlink:href="https://www.google.com/search?q=diy+doppler&amp;client=firefox-b-e&amp;hl=en&amp;sxsrf=ALiCzsYKzsIVdWxoSr5Yh1LKjlpdpajcHA:1657799358002&amp;source=lnms&amp;tbm=isch&amp;sa=X&amp;ved=2ahUKEwivpN7up_j4AhU6VPEDHZFWBE8Q_AUoAXoECAEQAw&amp;biw=1920&amp;bih=950&amp;dpr=1" text:style-name="Internet_20_link" text:visited-style-name="Visited_20_Internet_20_Link">https://www.google.com/search?q=diy+doppler&amp;client=firefox-b-e&amp;hl=en&amp;sxsrf=ALiCzsYKzsIVdWxoSr5Yh1LKjlpdpajcHA:1657799358002&amp;source=lnms&amp;tbm=isch&amp;sa=X&amp;ved=2ahUKEwivpN7up_j4AhU6VPEDHZFWBE8Q_AUoAXoECAEQAw&amp;biw=1920&amp;bih=950&amp;dpr=1</text:a></text:p>
      <text:p text:style-name="Standard"/>
      <text:p text:style-name="Standard"><text:a xlink:type="simple" xlink:href="https://www.google.com/search?q=volumetric+oled&amp;client=firefox-b-e&amp;hl=en&amp;sxsrf=ALiCzsaIl9U3F5q4oJnXfK5T1DMZ3tUnHw:1658127134541&amp;source=lnms&amp;tbm=isch&amp;sa=X&amp;ved=2ahUKEwjo2-L27IH5AhUgYPEDHZIRAAMQ_AUoAXoECAEQAw&amp;biw=1920&amp;bih=950&amp;dpr=1" text:style-name="Internet_20_link" text:visited-style-name="Visited_20_Internet_20_Link">https://www.google.com/search?q=volumetric+oled&amp;client=firefox-b-e&amp;hl=en&amp;sxsrf=ALiCzsaIl9U3F5q4oJnXfK5T1DMZ3tUnHw:1658127134541&amp;source=lnms&amp;tbm=isch&amp;sa=X&amp;ved=2ahUKEwjo2-L27IH5AhUgYPEDHZIRAAMQ_AUoAXoECAEQAw&amp;biw=1920&amp;bih=950&amp;dpr=1</text:a></text:p>
      <text:p text:style-name="Standard"/>
      <text:p text:style-name="Standard"><text:a xlink:type="simple" xlink:href="https://www.ncbi.nlm.nih.gov/pmc/articles/PMC4269274/" text:style-name="Internet_20_link" text:visited-style-name="Visited_20_Internet_20_Link">https://www.ncbi.nlm.nih.gov/pmc/articles/PMC4269274/</text:a></text:p>
      <text:p text:style-name="Standard"/>
      <text:p text:style-name="Standard"><text:a xlink:type="simple" xlink:href="https://www.pcbway.com/project/shareproject/TENEX___Volumetric_OLED_Display_Board.html" text:style-name="Internet_20_link" text:visited-style-name="Visited_20_Internet_20_Link">https://www.pcbway.com/project/shareproject/TENEX___Volumetric_OLED_Display_Board.html</text:a></text:p>
      <text:p text:style-name="Standard"/>
      <text:p text:style-name="Standard"><text:a xlink:type="simple" xlink:href="https://www.pcbway.com/project/shareproject/TENEX___Volumetric_OLED_Display_Board.html" text:style-name="Internet_20_link" text:visited-style-name="Visited_20_Internet_20_Link">https://www.pcbway.com/project/shareproject/TENEX___Volumetric_OLED_Display_Board.html</text:a></text:p>
      <text:p text:style-name="Standard"/>
      <text:p text:style-name="Standard"><text:soft-page-break/><text:a xlink:type="simple" xlink:href="https://www.sparkfun.com/products/retired/15173" text:style-name="Internet_20_link" text:visited-style-name="Visited_20_Internet_20_Link">https://www.sparkfun.com/products/retired/15173</text:a></text:p>
      <text:p text:style-name="Standard"/>
      <text:p text:style-name="Standard"><text:a xlink:type="simple" xlink:href="https://www.sparkfun.com/news/2885" text:style-name="Internet_20_link" text:visited-style-name="Visited_20_Internet_20_Link">https://www.sparkfun.com/news/2885</text:a></text:p>
      <text:p text:style-name="Standard"/>
      <text:p text:style-name="Standard"><text:a xlink:type="simple" xlink:href="https://voxon.co/3d-volumetric-display-concepts-future/" text:style-name="Internet_20_link" text:visited-style-name="Visited_20_Internet_20_Link">https://voxon.co/3d-volumetric-display-concepts-future/</text:a></text:p>
      <text:p text:style-name="Standard"/>
      <text:p text:style-name="Standard"><text:a xlink:type="simple" xlink:href="https://www.instructables.com/TENEX-Solid-State-Volumetric-OLED-Display/" text:style-name="Internet_20_link" text:visited-style-name="Visited_20_Internet_20_Link">https://www.instructables.com/TENEX-Solid-State-Volumetric-OLED-Display/</text:a></text:p>
      <text:p text:style-name="Standard"/>
      <text:p text:style-name="Standard"><text:a xlink:type="simple" xlink:href="https://www.google.com/search?q=transparent+oled+display+arduino&amp;client=firefox-b-e&amp;tbm=vid&amp;sxsrf=ALiCzsbr9mkhuAC9j6qu6ZmLuK06RGu3tw:1654852368107&amp;ei=EAujYpGcBvGWxc8P2cOIwAs&amp;start=10&amp;sa=N&amp;ved=2ahUKEwiR5Lm8xaL4AhVxS_EDHdkhArgQ8tMDegQIARBL&amp;biw=1472&amp;bih=728&amp;dpr=1.3" text:style-name="Internet_20_link" text:visited-style-name="Visited_20_Internet_20_Link">https://www.google.com/search?q=transparent+oled+display+arduino&amp;client=firefox-b-e&amp;tbm=vid&amp;sxsrf=ALiCzsbr9mkhuAC9j6qu6ZmLuK06RGu3tw:1654852368107&amp;ei=EAujYpGcBvGWxc8P2cOIwAs&amp;start=10&amp;sa=N&amp;ved=2ahUKEwiR5Lm8xaL4AhVxS_EDHdkhArgQ8tMDegQIARBL&amp;biw=1472&amp;bih=728&amp;dpr=1.3</text:a></text:p>
      <text:p text:style-name="Standard"/>
      <text:p text:style-name="Standard"><text:a xlink:type="simple" xlink:href="https://www.google.com/search?q=Transparent+Graphical+OLED&amp;source=lmns&amp;bih=728&amp;biw=1472&amp;client=firefox-b-e&amp;hl=en&amp;sa=X&amp;ved=2ahUKEwjF-uaTxaL4AhVKh_0HHUEDCWEQ_AUoAHoECAEQAA" text:style-name="Internet_20_link" text:visited-style-name="Visited_20_Internet_20_Link">https://www.google.com/search?q=Transparent+Graphical+OLED&amp;source=lmns&amp;bih=728&amp;biw=1472&amp;client=firefox-b-e&amp;hl=en&amp;sa=X&amp;ved=2ahUKEwjF-uaTxaL4AhVKh_0HHUEDCWEQ_AUoAHoECAEQAA</text:a></text:p>
      <text:p text:style-name="Standard"/>
      <text:p text:style-name="Standard"><text:a xlink:type="simple" xlink:href="https://www.google.com/search?q=oled+display+hud&amp;client=firefox-b-e&amp;hl=en&amp;sxsrf=ALiCzsZbjP5mA29xo_AGHbTuF1cx9N9syw:1654848663953&amp;source=lnms&amp;tbm=isch&amp;sa=X&amp;ved=2ahUKEwiFiJbWt6L4AhXbSPEDHQ7jCKkQ_AUoAXoECAEQAw&amp;biw=1472&amp;bih=728&amp;dpr=1.3" text:style-name="Internet_20_link" text:visited-style-name="Visited_20_Internet_20_Link">https://www.google.com/search?q=oled+display+hud&amp;client=firefox-b-e&amp;hl=en&amp;sxsrf=ALiCzsZbjP5mA29xo_AGHbTuF1cx9N9syw:1654848663953&amp;source=lnms&amp;tbm=isch&amp;sa=X&amp;ved=2ahUKEwiFiJbWt6L4AhXbSPEDHQ7jCKkQ_AUoAXoECAEQAw&amp;biw=1472&amp;bih=728&amp;dpr=1.3</text:a></text:p>
      <text:p text:style-name="Standard"/>
      <text:p text:style-name="Standard"><text:a xlink:type="simple" xlink:href="https://www.google.com/search?q=nano+oled+display+module&amp;tbm=isch&amp;ved=2ahUKEwiD08jAr6L4AhXrm_0HHRnbCvMQ2-cCegQIABAA&amp;oq=nano+oled+display+module&amp;gs_lcp=CgNpbWcQAzoECCMQJzoGCAAQHhAFUO4CWIkiYPMjaAFwAHgAgAG5AogByg2SAQcwLjYuMi4xmAEAoAEBqgELZ3dzLXdpei1pbWfAAQE&amp;sclient=img&amp;ei=B_SiYsOzCeu39u8PmbarmA8&amp;bih=728&amp;biw=1463&amp;client=firefox-b-e&amp;hl=en" text:style-name="Internet_20_link" text:visited-style-name="Visited_20_Internet_20_Link">https://www.google.com/search?q=nano+oled+display+module&amp;tbm=isch&amp;ved=2ahUKEwiD08jAr6L4AhXrm_0HHRnbCvMQ2-cCegQIABAA&amp;oq=nano+oled+display+module&amp;gs_lcp=CgNpbWcQAzoECCMQJzoGCAAQHhAFUO4CWIkiYPMjaAFwAHgAgAG5AogByg2SAQcwLjYuMi4xmAEAoAEBqgELZ3dzLXdpei1pbWfAAQE&amp;sclient=img&amp;ei=B_SiYsOzCeu39u8PmbarmA8&amp;bih=728&amp;biw=1463&amp;client=firefox-b-e&amp;hl=en</text:a></text:p>
      <text:p text:style-name="Standard"/>
      <text:p text:style-name="Standard"><text:a xlink:type="simple" xlink:href="https://www.raystar-optronics.com/oled-graphic-display-module-pages-3-0.htm" text:style-name="Internet_20_link" text:visited-style-name="Visited_20_Internet_20_Link">https://www.raystar-optronics.com/oled-graphic-display-module-pages-3-0.htm</text:a></text:p>
      <text:p text:style-name="Standard"/>
      <text:p text:style-name="Standard"><text:a xlink:type="simple" xlink:href="https://www.google.com/search?q=diy+heads+up+display&amp;client=firefox-b-e&amp;hl=en&amp;sxsrf=ALiCzsZ37EQLX5LOoqBYrj0T-WRsnXZF9Q:1654846182601&amp;source=lnms&amp;tbm=isch&amp;sa=X&amp;ved=2ahUKEwiNrvy2rqL4AhVVS_EDHcD9BeEQ_AUoAXoECAEQAw&amp;biw=1472&amp;bih=728&amp;dpr=1.3" text:style-name="Internet_20_link" text:visited-style-name="Visited_20_Internet_20_Link">https://www.google.com/search?q=diy+heads+up+display&amp;client=firefox-b-e&amp;hl=en&amp;sxsrf=ALiCzsZ37EQLX5LOoqBYrj0T-WRsnXZF9Q:1654846182601&amp;source=lnms&amp;tbm=isch&amp;sa=X&amp;ved=2ahUKEwiNrvy2rqL4AhVVS_EDHcD9BeEQ_AUoAXoECAEQAw&amp;biw=1472&amp;bih=728&amp;dpr=1.3</text:a></text:p>
      <text:p text:style-name="Standard"/>
      <text:p text:style-name="Standard"><text:a xlink:type="simple" xlink:href="https://www.google.com/search?q=homemade+hud+projector&amp;client=firefox-b-e&amp;sxsrf=ALiCzsYDPrLVWtYXrdGsRRutHSVekxBzEw:1654844782176&amp;source=lnms&amp;tbm=isch&amp;sa=X&amp;ved=2ahUKEwiOrpmbqaL4AhVjSfEDHQ64CAkQ_AUoAXoECAEQAw&amp;biw=1472&amp;bih=728&amp;dpr=1.3" text:style-name="Internet_20_link" text:visited-style-name="Visited_20_Internet_20_Link">https://www.google.com/search?q=homemade+hud+projector&amp;client=firefox-b-e&amp;sxsrf=ALiCzsYDPrLVWtYXrdGsRRutHSVekxBzEw:1654844782176&amp;source=lnms&amp;tbm=isch&amp;sa=X&amp;ved=2ahUKEwiOrpmbqaL4AhVjSfEDHQ64CAkQ_AUoAXoECAEQAw&amp;biw=1472&amp;bih=728&amp;dpr=1.3</text:a></text:p>
      <text:p text:style-name="Standard"/>
      <text:p text:style-name="Standard"><text:a xlink:type="simple" xlink:href="https://www.mickmake.com/products/piprojector-1-x-series-documentation/" text:style-name="Internet_20_link" text:visited-style-name="Visited_20_Internet_20_Link">https://www.mickmake.com/products/piprojector-1-x-series-documentation/</text:a></text:p>
      <text:p text:style-name="Standard"/>
      <text:p text:style-name="P1"><text:a xlink:type="simple" xlink:href="https://create.arduino.cc/projecthub/bastiaan-slee/arduboy-projector-1dcede" text:style-name="Internet_20_link" text:visited-style-name="Visited_20_Internet_20_Link">https://create.arduino.cc/projecthub/bastiaan-slee/arduboy-projector-1dcede</text:a></text:p>
      <text:p text:style-name="P1"/>
      <text:p text:style-name="P1"><text:a xlink:type="simple" xlink:href="https://www.google.com/search?q=XM3+diy+hud&amp;source=lmns&amp;bih=950&amp;biw=1920&amp;client=firefox-b-e&amp;hl=en&amp;sa=X&amp;ved=2ahUKEwik2Zug8YH5AhX_nf0HHfaUDDgQ_AUoAHoECAEQAA" text:style-name="Internet_20_link" text:visited-style-name="Visited_20_Internet_20_Link">https://www.google.com/search?q=XM3+diy+hud&amp;source=lmns&amp;bih=950&amp;biw=1920&amp;client=firefox-b-e&amp;hl=en&amp;sa=X&amp;ved=2ahUKEwik2Zug8YH5AhX_nf0HHfaUDDgQ_AUoAHoECAEQAA</text:a></text:p>
      <text:p text:style-name="P1"/>
      <text:p text:style-name="P1"><text:a xlink:type="simple" xlink:href="https://www.youtube.com/watch?v=w7oioEkGW04" text:style-name="Internet_20_link" text:visited-style-name="Visited_20_Internet_20_Link">https://www.youtube.com/watch?v=w7oioEkGW04</text:a></text:p>
      <text:p text:style-name="P1"/>
      <text:p text:style-name="P1"><text:a xlink:type="simple" xlink:href="https://3dmixers.com/m/227959-diy-hud" text:style-name="Internet_20_link" text:visited-style-name="Visited_20_Internet_20_Link">https://3dmixers.com/m/227959-diy-hud</text:a></text:p>
      <text:p text:style-name="P1"><text:soft-page-break/><text:a xlink:type="simple" xlink:href="https://www.youtube.com/watch?v=5awdDKaPCR4" text:style-name="Internet_20_link" text:visited-style-name="Visited_20_Internet_20_Link">https://www.youtube.com/watch?v=5awdDKaPCR4</text:a></text:p>
      <text:p text:style-name="P1"/>
      <text:p text:style-name="P1"><text:a xlink:type="simple" xlink:href="https://www.thingiverse.com/thing:4367979" text:style-name="Internet_20_link" text:visited-style-name="Visited_20_Internet_20_Link">https://www.thingiverse.com/thing:4367979</text:a></text:p>
      <text:p text:style-name="P1"/>
      <text:p text:style-name="P1"><text:a xlink:type="simple" xlink:href="https://www.google.com/search?q=How+to+build+a+heads-up+display&amp;client=firefox-b-e&amp;hl=hy&amp;sxsrf=ALiCzsb1QpSsaoPD8NKPaXSDCdqffcNRIA:1654522690434&amp;source=lnms&amp;tbm=isch&amp;sa=X&amp;ved=2ahUKEwjdrvGp-Zj4AhUjSPEDHU9aC7oQ_AUoAXoECAEQAw&amp;biw=1472&amp;bih=728&amp;dpr=1.3" text:style-name="Internet_20_link" text:visited-style-name="Visited_20_Internet_20_Link">https://www.google.com/search?q=How+to+build+a+heads-up+display&amp;client=firefox-b-e&amp;hl=hy&amp;sxsrf=ALiCzsb1QpSsaoPD8NKPaXSDCdqffcNRIA:1654522690434&amp;source=lnms&amp;tbm=isch&amp;sa=X&amp;ved=2ahUKEwjdrvGp-Zj4AhUjSPEDHU9aC7oQ_AUoAXoECAEQAw&amp;biw=1472&amp;bih=728&amp;dpr=1.3</text:a></text:p>
      <text:p text:style-name="P1"/>
      <text:p text:style-name="P1"><text:a xlink:type="simple" xlink:href="https://www.thingiverse.com/thing:4326036" text:style-name="Internet_20_link" text:visited-style-name="Visited_20_Internet_20_Link">https://www.thingiverse.com/thing:4326036</text:a></text:p>
      <text:p text:style-name="P1"/>
      <text:p text:style-name="P1"><text:a xlink:type="simple" xlink:href="https://www.hackster.io/john-bradnam/car-windscreen-hud-e10cbd" text:style-name="Internet_20_link" text:visited-style-name="Visited_20_Internet_20_Link">https://www.hackster.io/john-bradnam/car-windscreen-hud-e10cbd</text:a></text:p>
      <text:p text:style-name="P1"/>
      <text:p text:style-name="P1"><text:a xlink:type="simple" xlink:href="https://www.hackster.io/marcozonca/car-hud-windscreen-display-for-speed-compass-alt-2d7f36" text:style-name="Internet_20_link" text:visited-style-name="Visited_20_Internet_20_Link">https://www.hackster.io/marcozonca/car-hud-windscreen-display-for-speed-compass-alt-2d7f36</text:a></text:p>
      <text:p text:style-name="P1"/>
      <text:p text:style-name="P1"><text:a xlink:type="simple" xlink:href="https://courses.ece.cornell.edu/ece5990/ECE5990_Spring16_FinalProjects/wjv29_xz245/index.html" text:style-name="Internet_20_link" text:visited-style-name="Visited_20_Internet_20_Link">https://courses.ece.cornell.edu/ece5990/ECE5990_Spring16_FinalProjects/wjv29_xz245/index.html</text:a></text:p>
      <text:p text:style-name="P1"/>
      <text:p text:style-name="P1"><text:a xlink:type="simple" xlink:href="https://www.hackster.io/Tr3v3n_Jaganath/parking-sensor-assistant-fe5778" text:style-name="Internet_20_link" text:visited-style-name="Visited_20_Internet_20_Link">https://www.hackster.io/Tr3v3n_Jaganath/parking-sensor-assistant-fe5778</text:a></text:p>
      <text:p text:style-name="P1"/>
      <text:p text:style-name="P1"><text:a xlink:type="simple" xlink:href="https://www.hackster.io/iliasam/making-a-cheap-laser-rangefinder-for-arduino-4dd849" text:style-name="Internet_20_link" text:visited-style-name="Visited_20_Internet_20_Link">https://www.hackster.io/iliasam/making-a-cheap-laser-rangefinder-for-arduino-4dd849</text:a></text:p>
      <text:p text:style-name="P1"/>
      <text:p text:style-name="P1"><text:a xlink:type="simple" xlink:href="https://www.instructables.com/Car-Heads-Up-Display-Arduino-ELM327/" text:style-name="Internet_20_link" text:visited-style-name="Visited_20_Internet_20_Link">https://www.instructables.com/Car-Heads-Up-Display-Arduino-ELM327/</text:a></text:p>
      <text:p text:style-name="P1"/>
      <text:p text:style-name="P1"><text:a xlink:type="simple" xlink:href="https://www.elektormagazine.com/labs/speed-projecting-display-for-car" text:style-name="Internet_20_link" text:visited-style-name="Visited_20_Internet_20_Link">https://www.elektormagazine.com/labs/speed-projecting-display-for-car</text:a></text:p>
      <text:p text:style-name="P1"/>
      <text:p text:style-name="P1"><text:a xlink:type="simple" xlink:href="https://gigazine.net/gsc_news/en/20130704-how-to-build-a-hud/" text:style-name="Internet_20_link" text:visited-style-name="Visited_20_Internet_20_Link">https://gigazine.net/gsc_news/en/20130704-how-to-build-a-hud/</text:a></text:p>
      <text:p text:style-name="P1"/>
      <text:p text:style-name="P1"><text:a xlink:type="simple" xlink:href="https://www.ti.com/lit/df/tidruz8/tidruz8.pdf?ts=1665571818252&amp;ref_url=https%253A%252F%252Fwww.google.com%252F" text:style-name="Internet_20_link" text:visited-style-name="Visited_20_Internet_20_Link">https://www.ti.com/lit/df/tidruz8/tidruz8.pdf?ts=1665571818252&amp;ref_url=https%253A%252F%252Fwww.google.com%252F</text:a></text:p>
      <text:p text:style-name="P1"/>
      <text:p text:style-name="P1"><text:a xlink:type="simple" xlink:href="https://www.google.com/search?q=TI+TIDA-01571&amp;client=firefox-b-e&amp;sxsrf=ALiCzsaGdW4ZrZ_9klyUGLBDnmJo0M4KMQ:1665571808362&amp;source=lnms&amp;tbm=isch&amp;sa=X&amp;ved=2ahUKEwjtwPC_wtr6AhVgQfEDHQz1C3gQ_AUoAXoECAEQAw&amp;biw=1914&amp;bih=950&amp;dpr=1#imgrc=I6cO7-5H9Hk2dM" text:style-name="Internet_20_link" text:visited-style-name="Visited_20_Internet_20_Link">https://www.google.com/search?q=TI+TIDA-01571&amp;client=firefox-b-e&amp;sxsrf=ALiCzsaGdW4ZrZ_9klyUGLBDnmJo0M4KMQ:1665571808362&amp;source=lnms&amp;tbm=isch&amp;sa=X&amp;ved=2ahUKEwjtwPC_wtr6AhVgQfEDHQz1C3gQ_AUoAXoECAEQAw&amp;biw=1914&amp;bih=950&amp;dpr=1#imgrc=I6cO7-5H9Hk2dM</text:a></text:p>
      <text:p text:style-name="P1"/>
      <text:p text:style-name="P1"><text:a xlink:type="simple" xlink:href="https://www.electronicsdatasheets.com/manufacturers/texas-instruments/reference-designs/TIDA-01571" text:style-name="Internet_20_link" text:visited-style-name="Visited_20_Internet_20_Link">https://www.electronicsdatasheets.com/manufacturers/texas-instruments/reference-designs/TIDA-01571</text:a></text:p>
      <text:p text:style-name="P1"/>
      <text:p text:style-name="P1"><text:a xlink:type="simple" xlink:href="https://www.ricoh.com/-/media/Ricoh/Sites/com/release/2018/pdf/1107_1.pdf?rev=0edb0a42c0da4919a3ff40353ef8f420" text:style-name="Internet_20_link" text:visited-style-name="Visited_20_Internet_20_Link">https://www.ricoh.com/-/media/Ricoh/Sites/com/release/2018/pdf/1107_1.pdf?rev=0edb0a42c0da4919a3ff40353ef8f420</text:a></text:p>
      <text:p text:style-name="P1"/>
      <text:p text:style-name="P1"><text:a xlink:type="simple" xlink:href="https://www.laserfocusworld.com/optics/article/14199007/designing-and-analyzing-automotive-headup-displays" text:style-name="Internet_20_link" text:visited-style-name="Visited_20_Internet_20_Link">https://www.laserfocusworld.com/optics/article/14199007/designing-and-analyzing-automotive-headup-displays</text:a></text:p>
      <text:p text:style-name="P1"/>
      <text:p text:style-name="P1"><text:a xlink:type="simple" xlink:href="https://opg.optica.org/oe/fulltext.cfm?uri=oe-28-20-29788&amp;id=439841" text:style-name="Internet_20_link" text:visited-style-name="Visited_20_Internet_20_Link">https://opg.optica.org/oe/fulltext.cfm?uri=oe-28-20-29788&amp;id=439841</text:a></text:p>
      <text:p text:style-name="P1"/>
      <text:p text:style-name="P1"><text:a xlink:type="simple" xlink:href="https://www.google.com/search?q=sparkfun+transparent+oled&amp;tbm=isch&amp;ved=2ahUKEwj2qfuHrdj6AhUsIMUKHa2nBYsQ2-cCegQIABAA&amp;oq=sparkfun+trans&amp;gs_lcp=CgNpbWcQARgAMgUIABCABDIFCAAQgAQyBwgAEIAEEBgyBwgAEIAEEBgyBwgAEIAEEBgyBwgAEIAEEBgyBwgAEIAEEBgyBwgAEIAEEBgyBwgAEIAEEBg6BAgjECc6BAgAEEM6BggAEAgQHlDZDVixLmC4OWgDcAB4AIAB0QOIAZ8UkgEKMC4xNC4xLjAuMZgBAKABAaoBC2d3cy13aXotaW1nwAEB&amp;sclient=img&amp;ei=9nhFY_bWHKzAlAatz5bYCA&amp;bih=950&amp;biw=1914&amp;client=firefox-b-e" text:style-name="Internet_20_link" text:visited-style-name="Visited_20_Internet_20_Link">https://www.google.com/search?q=sparkfun+transparent+oled&amp;tbm=isch&amp;ved=2ahUKEwj2qfuHrdj6AhUsIMUKHa2nBYsQ2-cCegQIABAA&amp;oq=sparkfun+trans&amp;gs_lcp=CgNpbWcQARgAMgUIABCABDIFCAAQgAQyBwgAEIAEEBgyBwgAEIAEEBgyBwgAEIAEEBgyBwgAEIAEEBgyBwgAEIAEEBgyBwgAEIAEEBgyBwgAEIAEEBg6BAgjECc6BAgAEEM6BggAEAgQHlDZDVixLmC4OWgDcAB4AIAB0QO</text:a><text:soft-page-break/><text:a xlink:type="simple" xlink:href="https://www.google.com/search?q=sparkfun+transparent+oled&amp;tbm=isch&amp;ved=2ahUKEwj2qfuHrdj6AhUsIMUKHa2nBYsQ2-cCegQIABAA&amp;oq=sparkfun+trans&amp;gs_lcp=CgNpbWcQARgAMgUIABCABDIFCAAQgAQyBwgAEIAEEBgyBwgAEIAEEBgyBwgAEIAEEBgyBwgAEIAEEBgyBwgAEIAEEBgyBwgAEIAEEBgyBwgAEIAEEBg6BAgjECc6BAgAEEM6BggAEAgQHlDZDVixLmC4OWgDcAB4AIAB0QOIAZ8UkgEKMC4xNC4xLjAuMZgBAKABAaoBC2d3cy13aXotaW1nwAEB&amp;sclient=img&amp;ei=9nhFY_bWHKzAlAatz5bYCA&amp;bih=950&amp;biw=1914&amp;client=firefox-b-e" text:style-name="Internet_20_link" text:visited-style-name="Visited_20_Internet_20_Link">IAZ8UkgEKMC4xNC4xLjAuMZgBAKABAaoBC2d3cy13aXotaW1nwAEB&amp;sclient=img&amp;ei=9nhFY_bWHKzAlAatz5bYCA&amp;bih=950&amp;biw=1914&amp;client=firefox-b-e</text:a></text:p>
      <text:p text:style-name="P1"/>
      <text:p text:style-name="P1"><text:a xlink:type="simple" xlink:href="https://create.arduino.cc/projecthub/frankzhao/iot4car-1b07f1" text:style-name="Internet_20_link" text:visited-style-name="Visited_20_Internet_20_Link">https://create.arduino.cc/projecthub/frankzhao/iot4car-1b07f1</text:a></text:p>
      <text:p text:style-name="P1"/>
      <text:p text:style-name="P1"><text:a xlink:type="simple" xlink:href="https://www.google.com/search?q=smallest+servo+motor&amp;client=firefox-b-e&amp;hl=en&amp;sxsrf=ALiCzsa1gAX6JNVYPHDGJH-4vYgZJ6gF5Q:1666606395163&amp;source=lnms&amp;tbm=isch&amp;sa=X&amp;ved=2ahUKEwjAyKfR0Pj6AhV3R_EDHbQZAzUQ_AUoAXoECAIQAw&amp;biw=1920&amp;bih=950&amp;dpr=1#imgrc=ZPvi1SXN2CV6xM" text:style-name="Internet_20_link" text:visited-style-name="Visited_20_Internet_20_Link">https://www.google.com/search?q=smallest+servo+motor&amp;client=firefox-b-e&amp;hl=en&amp;sxsrf=ALiCzsa1gAX6JNVYPHDGJH-4vYgZJ6gF5Q:1666606395163&amp;source=lnms&amp;tbm=isch&amp;sa=X&amp;ved=2ahUKEwjAyKfR0Pj6AhV3R_EDHbQZAzUQ_AUoAXoECAIQAw&amp;biw=1920&amp;bih=950&amp;dpr=1#imgrc=ZPvi1SXN2CV6xM</text:a></text:p>
      <text:p text:style-name="P1"/>
      <text:p text:style-name="P1"><text:a xlink:type="simple" xlink:href="https://blog.freematics.com/2012/ultimate-gps-obd-data-logger-displayer/" text:style-name="Internet_20_link" text:visited-style-name="Visited_20_Internet_20_Link">https://blog.freematics.com/2012/ultimate-gps-obd-data-logger-displayer/</text:a></text:p>
      <text:p text:style-name="P1"/>
      <text:p text:style-name="P1"><text:a xlink:type="simple" xlink:href="https://www.instructables.com/Hack-an-ELM327-Cable-to-make-an-Arduino-OBD2-Scann/" text:style-name="Internet_20_link" text:visited-style-name="Visited_20_Internet_20_Link">https://www.instructables.com/Hack-an-ELM327-Cable-to-make-an-Arduino-OBD2-Scann/</text:a></text:p>
      <text:p text:style-name="P1"/>
      <text:p text:style-name="P1"><text:a xlink:type="simple" xlink:href="https://www.google.com/search?q=obd+connector+arduino+nano&amp;client=firefox-b-e&amp;hl=en&amp;sxsrf=ALiCzsYo6VwKQCmXcCfmuELChjFwUIAJfg:1665496614256&amp;source=lnms&amp;tbm=isch&amp;sa=X&amp;ved=2ahUKEwjOxcSwqtj6AhWYSvEDHSm6A0MQ_AUoAXoECAEQAw&amp;biw=1914&amp;bih=950&amp;dpr=1" text:style-name="Internet_20_link" text:visited-style-name="Visited_20_Internet_20_Link">https://www.google.com/search?q=obd+connector+arduino+nano&amp;client=firefox-b-e&amp;hl=en&amp;sxsrf=ALiCzsYo6VwKQCmXcCfmuELChjFwUIAJfg:1665496614256&amp;source=lnms&amp;tbm=isch&amp;sa=X&amp;ved=2ahUKEwjOxcSwqtj6AhWYSvEDHSm6A0MQ_AUoAXoECAEQAw&amp;biw=1914&amp;bih=950&amp;dpr=1</text:a></text:p>
      <text:p text:style-name="P1"/>
      <text:p text:style-name="P1"><text:a xlink:type="simple" xlink:href="http://arduino.fisch.lu/index.php?menu=58&amp;page=&amp;portal=9" text:style-name="Internet_20_link" text:visited-style-name="Visited_20_Internet_20_Link">http://arduino.fisch.lu/index.php?menu=58&amp;page=&amp;portal=9</text:a></text:p>
      <text:p text:style-name="P1"/>
      <text:p text:style-name="P1"><text:a xlink:type="simple" xlink:href="https://www.google.com/search?q=how+to+get+car+speed+for+arduino&amp;client=firefox-b-e&amp;tbm=isch&amp;sxsrf=ALiCzsbxqYmVSWWJci1nFmrXJmzv4hteZA:1665495350648&amp;source=lnms&amp;sa=X&amp;ved=2ahUKEwjAk4DWpdj6AhVYR_EDHVPYAcEQ_AUoAnoECAoQBA&amp;biw=1914&amp;bih=950&amp;dpr=1#imgrc=zplEOBqbZjb3DM&amp;imgdii=YezLADfWZd755M" text:style-name="Internet_20_link" text:visited-style-name="Visited_20_Internet_20_Link">https://www.google.com/search?q=how+to+get+car+speed+for+arduino&amp;client=firefox-b-e&amp;tbm=isch&amp;sxsrf=ALiCzsbxqYmVSWWJci1nFmrXJmzv4hteZA:1665495350648&amp;source=lnms&amp;sa=X&amp;ved=2ahUKEwjAk4DWpdj6AhVYR_EDHVPYAcEQ_AUoAnoECAoQBA&amp;biw=1914&amp;bih=950&amp;dpr=1#imgrc=zplEOBqbZjb3DM&amp;imgdii=YezLADfWZd755M</text:a></text:p>
      <text:p text:style-name="P1"/>
      <text:p text:style-name="P1"><text:a xlink:type="simple" xlink:href="https://www.instructables.com/Smart-Motorcycle-HUD-Prototype-turn-by-turn-Naviga/" text:style-name="Internet_20_link" text:visited-style-name="Visited_20_Internet_20_Link">https://www.instructables.com/Smart-Motorcycle-HUD-Prototype-turn-by-turn-Naviga/</text:a></text:p>
      <text:p text:style-name="P1"/>
      <text:p text:style-name="P1"><text:a xlink:type="simple" xlink:href="https://randomnerdtutorials.com/esp32-ssd1306-oled-display-arduino-ide/" text:style-name="Internet_20_link" text:visited-style-name="Visited_20_Internet_20_Link">https://randomnerdtutorials.com/esp32-ssd1306-oled-display-arduino-ide/</text:a></text:p>
      <text:p text:style-name="P1"/>
      <text:p text:style-name="P1"><text:a xlink:type="simple" xlink:href="https://www.google.com/search?q=how+does+heads+up+display+work+esp32&amp;client=firefox-b-e&amp;hl=en&amp;sxsrf=ALiCzsYN62J51Dig2v7poJ2VVbcbnZBkTg:1665494722425&amp;source=lnms&amp;tbm=isch&amp;sa=X&amp;ved=2ahUKEwiKrbiqo9j6AhUZQ_EDHfFLAKEQ_AUoAnoECAEQBA&amp;biw=1914&amp;bih=950&amp;dpr=1#imgrc=Z8YbRWVrgtaaPM" text:style-name="Internet_20_link" text:visited-style-name="Visited_20_Internet_20_Link">https://www.google.com/search?q=how+does+heads+up+display+work+esp32&amp;client=firefox-b-e&amp;hl=en&amp;sxsrf=ALiCzsYN62J51Dig2v7poJ2VVbcbnZBkTg:1665494722425&amp;source=lnms&amp;tbm=isch&amp;sa=X&amp;ved=2ahUKEwiKrbiqo9j6AhUZQ_EDHfFLAKEQ_AUoAnoECAEQBA&amp;biw=1914&amp;bih=950&amp;dpr=1#imgrc=Z8YbRWVrgtaaPM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y" fo:country="AM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y" fo:country="AM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4:57:11.818580728</meta:creation-date>
    <dc:date>2022-10-24T14:14:36.475629440</dc:date>
    <meta:editing-duration>P11DT23H17M23S</meta:editing-duration>
    <meta:editing-cycles>4</meta:editing-cycles>
    <meta:generator>LibreOffice/7.0.0.3$Linux_X86_64 LibreOffice_project/00$Build-3</meta:generator>
    <meta:document-statistic meta:table-count="0" meta:image-count="0" meta:object-count="0" meta:page-count="5" meta:paragraph-count="78" meta:word-count="78" meta:character-count="10145" meta:non-whitespace-character-count="10145"/>
  </office:meta>
</office:document-meta>
</file>